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2f74b"/>
    </style:style>
    <style:style style:name="P2" style:family="paragraph" style:parent-style-name="Text_20_body">
      <style:text-properties officeooo:paragraph-rsid="0022cf5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2136f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22f74b"/>
    </style:style>
    <style:style style:name="P7" style:family="paragraph" style:parent-style-name="Text_20_body" style:list-style-name="L2">
      <style:text-properties officeooo:paragraph-rsid="0022cf5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2136fe" style:font-name-asian="Liberation Serif" style:font-name-complex="Liberation Mono"/>
    </style:style>
    <style:style style:name="T4" style:family="text">
      <style:text-properties style:font-name="Liberation Serif" fo:font-size="10pt" style:font-name-asian="Liberation Serif" style:font-size-asian="10pt" style:font-size-complex="10pt"/>
    </style:style>
    <style:style style:name="T5" style:family="text">
      <style:text-properties style:font-name="Liberation Serif" fo:font-size="12pt" style:font-name-asian="Liberation Serif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2136fe"/>
    </style:style>
    <style:style style:name="T8" style:family="text">
      <style:text-properties style:font-name-asian="Liberation Serif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style:font-name-asian="Liberation Seri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一、给文件夹创建桌面快捷方式：</text:h>
      <text:list xml:id="list1715619812" text:style-name="L1">
        <text:list-item>
          <text:p text:style-name="P4">创建.<text:span text:style-name="T7">desktop文件</text:span>，编辑以下内容：</text:p>
          <text:p text:style-name="P3"><text:span text:style-name="Source_20_Text"><text:span text:style-name="T1">[Desktop Entry]</text:span></text:span></text:p>
          <text:p text:style-name="P3"><text:span text:style-name="Source_20_Text"><text:span text:style-name="T1">Type=Application</text:span></text:span></text:p>
          <text:p text:style-name="P3"><text:span text:style-name="Source_20_Text"><text:span text:style-name="T1">Name=FolderShortcut</text:span></text:span></text:p>
          <text:p text:style-name="P3"><text:span text:style-name="Source_20_Text"><text:span text:style-name="T1">Icon=folder</text:span></text:span></text:p>
          <text:p text:style-name="P3"><text:span text:style-name="Source_20_Text"><text:span text:style-name="T1">Exec=nautilus /path/to/your/folder</text:span></text:span></text:p>
          <text:p text:style-name="P3">确保替换 <text:span text:style-name="Source_20_Text"><text:span text:style-name="T1">FolderShortcut</text:span></text:span> 为你想要显示的快捷方式名称，<text:span text:style-name="Source_20_Text"><text:span text:style-name="T1">/path/to/your/folder</text:span></text:span><text:span text:style-name="T1"> </text:span>为要打开的文件夹的路径。</text:p>
        </text:list-item>
        <text:list-item>
          <text:p text:style-name="P4"><text:span text:style-name="T2">将 </text:span><text:span text:style-name="Source_20_Text"><text:span text:style-name="T1">.desktop</text:span></text:span><text:span text:style-name="T2"> </text:span><text:span text:style-name="T2">文件复制到指定目录，打开终端并执行以下命令：</text:span></text:p>
          <text:p text:style-name="P3"><text:span text:style-name="Source_20_Text"><text:span text:style-name="T2">cp <text:s/>/path/to/folder_shortcut.desktop <text:s/>~/</text:span></text:span><text:span text:style-name="Source_20_Text"><text:span text:style-name="T3">usr</text:span></text:span><text:span text:style-name="Source_20_Text"><text:span text:style-name="T2">/share/applications/</text:span></text:span></text:p>
          <text:p text:style-name="P3"><text:span text:style-name="T4">确保将</text:span><text:span text:style-name="T5"> </text:span><text:span text:style-name="Source_20_Text"><text:span text:style-name="T5">/path/to/folder_shortcut.desktop</text:span></text:span><text:span text:style-name="T5"> </text:span><text:span text:style-name="T4">替换为你保存</text:span><text:span text:style-name="T5"> </text:span><text:span text:style-name="Source_20_Text"><text:span text:style-name="T5">.desktop</text:span></text:span><text:span text:style-name="T5"> </text:span><text:span text:style-name="T4">文件的实际路径。</text:span></text:p>
        </text:list-item>
        <text:list-item>
          <text:p text:style-name="P4">刷新 Launcher（启动器），在终端中运行命令：<text:span text:style-name="Source_20_Text"><text:span text:style-name="T6">sudo update-desktop-database</text:span></text:span></text:p>
        </text:list-item>
      </text:list>
      <text:h text:style-name="P1" text:outline-level="3"><text:span text:style-name="Source_20_Text"><text:span text:style-name="T8">二、给应用创建桌面快捷方式</text:span></text:span></text:h>
      <text:list xml:id="list3091087838" text:style-name="L2">
        <text:list-item>
          <text:p text:style-name="P6">创建.<text:span text:style-name="T7">desktop文件</text:span>，编辑以下内容：</text:p>
          <text:p text:style-name="P6"><text:span text:style-name="Source_20_Text"><text:span text:style-name="T1">[Desktop Entry]</text:span></text:span></text:p>
          <text:p text:style-name="P6"><text:span text:style-name="Source_20_Text"><text:span text:style-name="T1">Type=Application</text:span></text:span></text:p>
          <text:p text:style-name="P7"><text:span text:style-name="Source_20_Text"><text:span text:style-name="T1">Name=Your Application Name</text:span></text:span></text:p>
          <text:p text:style-name="P7"><text:span text:style-name="Source_20_Text"><text:span text:style-name="T1">Exec=/path/to/your/application/executable</text:span></text:span></text:p>
          <text:p text:style-name="P6"><text:span text:style-name="Source_20_Text"><text:span text:style-name="T1">Icon=/path/to/your/application/icon</text:span></text:span></text:p>
          <text:p text:style-name="P6"><text:span text:style-name="T2">确保将 </text:span><text:span text:style-name="Source_20_Text"><text:span text:style-name="T2">Your Application Name</text:span></text:span><text:span text:style-name="T2"> 替换为你的应用程序名称，</text:span><text:span text:style-name="Source_20_Text"><text:span text:style-name="T2">/path/to/your/application/executable</text:span></text:span><text:span text:style-name="T2"> 替换为你应用程序可执行文件的完整路径，</text:span><text:span text:style-name="Source_20_Text"><text:span text:style-name="T2">/path/to/your/application/icon</text:span></text:span><text:span text:style-name="T2"> 替换为应用程序图标的完整路径。</text:span></text:p>
        </text:list-item>
        <text:list-item>
          <text:p text:style-name="P6"><text:span text:style-name="T2">将 </text:span><text:span text:style-name="Source_20_Text"><text:span text:style-name="T2">.desktop</text:span></text:span><text:span text:style-name="T2"> 文件复制到指定目录，打开终端并执行以下命令：</text:span></text:p>
          <text:p text:style-name="P6"><text:span text:style-name="Source_20_Text"><text:span text:style-name="T2">cp <text:s/>/path/to/application.desktop <text:s/>~/</text:span></text:span><text:span text:style-name="Source_20_Text"><text:span text:style-name="T3">usr</text:span></text:span><text:span text:style-name="Source_20_Text"><text:span text:style-name="T2">/share/applications/</text:span></text:span></text:p>
          <text:p text:style-name="P5"><text:span text:style-name="T4">确保将</text:span><text:span text:style-name="T5"> </text:span><text:span text:style-name="Source_20_Text"><text:span text:style-name="T5">/path/to/application .desktop</text:span></text:span><text:span text:style-name="T5"> </text:span><text:span text:style-name="T4">替换为你保存</text:span><text:span text:style-name="T5"> </text:span><text:span text:style-name="Source_20_Text"><text:span text:style-name="T5">.desktop</text:span></text:span><text:span text:style-name="T5"> </text:span><text:span text:style-name="T4">文件的实际路径。</text:span></text:p>
        </text:list-item>
        <text:list-item>
          <text:p text:style-name="P5"><text:span text:style-name="Source_20_Text"><text:span text:style-name="T2">在终端中，进入到桌面或保存 .desktop 文件的目录，并执行以下命令来赋予文件可执行权限：</text:span></text:span></text:p>
          <text:p text:style-name="P5"><text:span text:style-name="Source_20_Text"><text:span text:style-name="T2">chmod +x your_application.desktop</text:span></text:span></text:p>
        </text:list-item>
        <text:list-item>
          <text:p text:style-name="P5"><text:span text:style-name="Source_20_Text"><text:span text:style-name="T2">在桌面上双击 .desktop 文件，它应该会出现在桌面上并成为一个可点击的快捷方式。</text:span></text:span></text:p>
        </text:list-item>
      </text:list>
      <text:p text:style-name="P2"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12T14:26:45.647631634</dc:date>
    <meta:editing-duration>PT43M10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350" meta:character-count="1001" meta:non-whitespace-character-count="958"/>
  </office:meta>
</office:document-meta>
</file>